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7da7d8" draw:marker-start-width="0.321cm" draw:marker-end-width="0.321cm" draw:fill="none" draw:textarea-horizontal-align="justify" draw:textarea-vertical-align="middle" draw:auto-grow-height="false" fo:min-height="1.268cm" fo:min-width="3.02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0.992cm" fo:min-width="3.70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2.57cm" fo:min-width="4.07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0.49cm" fo:min-width="3.828cm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45cm" fo:min-width="5.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17cm" fo:min-width="2.8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07cm" fo:min-width="6.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07cm" fo:min-width="6.3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1.622cm" fo:min-width="4.26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7da7d8" draw:marker-start-width="0.321cm" draw:marker-end-width="0.321cm" draw:fill-color="#ffffff" draw:textarea-horizontal-align="justify" draw:textarea-vertical-align="middle" draw:auto-grow-height="false" fo:min-height="0.882cm" fo:min-width="2.4cm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draw:marker-start-width="0.279cm" draw:marker-end-width="0.279cm" draw:fill="none" draw:fill-color="#dddddd" draw:textarea-horizontal-align="justify" draw:textarea-vertical-align="middle" draw:auto-grow-height="false" fo:min-height="3.65cm" fo:min-width="6.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  <style:text-properties fo:font-size="18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dddddd"/>
      <style:paragraph-properties fo:text-align="center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style="italic" style:font-size-asian="16pt" style:font-style-asian="italic" style:font-size-complex="16pt" style:font-style-complex="italic"/>
    </style:style>
    <style:style style:name="T7" style:family="text">
      <style:text-properties fo:font-size="18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1" draw:id="id11" draw:layer="layout" svg:width="5.1cm" svg:height="2.26cm" svg:x="3.5cm" svg:y="1.4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6.8cm" svg:height="2.1cm" svg:x="2.6cm" svg:y="5cm">
          <text:p text:style-name="P1"><text:span text:style-name="T2">Pobierz </text:span><text:span text:style-name="T3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1" draw:id="id1" draw:layer="layout" svg:width="9.3cm" svg:height="5.8cm" svg:x="3.7cm" svg:y="8cm">
          <text:p text:style-name="P1"><text:span text:style-name="T4">while liczba &lt; 10: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8.35cm" svg:y1="13.8cm" svg:x2="6.675cm" svg:y2="15.8cm" draw:start-shape="id1" draw:start-glue-point="6" draw:end-shape="id2" draw:end-glue-point="4" svg:d="M8350 13800v1001h-1675v999" svg:viewBox="0 0 1676 2001">
          <text:p text:style-name="P1"><text:span text:style-name="T5">NIE</text:span></text:p>
        </draw:connector>
        <draw:custom-shape draw:style-name="gr5" draw:text-style-name="P6" xml:id="id2" draw:id="id2" draw:layer="layout" svg:width="7cm" svg:height="1.3cm" svg:x="2.3cm" svg:y="15.8cm">
          <text:p text:style-name="P1"><text:span text:style-name="T6">Podaj </text:span><text:span text:style-name="T7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7" xml:id="id3" draw:id="id3" draw:layer="layout" draw:type="line" svg:x1="3.175cm" svg:y1="16.45cm" svg:x2="3.036cm" svg:y2="15.568cm" draw:start-shape="id2" draw:start-glue-point="9" svg:d="M3175 16450l-139-882" svg:viewBox="0 0 140 883">
          <text:p/>
        </draw:connector>
        <draw:connector draw:style-name="gr7" draw:text-style-name="P7" draw:layer="layout" svg:x1="3.036cm" svg:y1="15.568cm" svg:x2="3.7cm" svg:y2="10.9cm" draw:start-shape="id3" draw:start-glue-point="3" draw:end-shape="id1" draw:end-glue-point="5" svg:d="M3036 15568v-4668h664" svg:viewBox="0 0 665 4669">
          <text:p/>
        </draw:connector>
        <draw:connector draw:style-name="gr7" draw:text-style-name="P7" draw:layer="layout" svg:x1="6cm" svg:y1="7.1cm" svg:x2="8.35cm" svg:y2="8cm" draw:start-shape="id4" draw:start-glue-point="8" draw:end-shape="id1" draw:end-glue-point="4" svg:d="M6000 7100v451h2350v449" svg:viewBox="0 0 2351 901">
          <text:p/>
        </draw:connector>
        <draw:custom-shape draw:style-name="gr8" draw:text-style-name="P4" xml:id="id5" draw:id="id5" draw:layer="layout" svg:width="5.6cm" svg:height="1.7cm" svg:x="12.9cm" svg:y="11.3cm">
          <text:p text:style-name="P1"><text:span text:style-name="T4">suma = 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3cm" svg:y1="10.9cm" svg:x2="18.5cm" svg:y2="12.15cm" draw:start-shape="id1" draw:start-glue-point="7" draw:end-shape="id5" svg:d="M13000 10900h6041v1250h-541" svg:viewBox="0 0 6042 1251">
          <text:p text:style-name="P1"><text:span text:style-name="T5">TAK</text:span></text:p>
        </draw:connector>
        <draw:custom-shape draw:style-name="gr9" draw:text-style-name="P4" xml:id="id6" draw:id="id6" draw:layer="layout" svg:width="6.8cm" svg:height="3cm" svg:x="11.8cm" svg:y="15.8cm">
          <text:p text:style-name="P1"><text:span text:style-name="T4">while liczba &gt; 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15.7cm" svg:y1="13cm" svg:x2="15.2cm" svg:y2="15.8cm" draw:start-shape="id5" draw:start-glue-point="2" draw:end-shape="id6" draw:end-glue-point="4" svg:d="M15700 13000v1400h-500v1400" svg:viewBox="0 0 501 2801">
          <text:p/>
        </draw:connector>
        <draw:custom-shape draw:style-name="gr10" draw:text-style-name="P4" xml:id="id7" draw:id="id7" draw:layer="layout" svg:width="7.5cm" svg:height="1.4cm" svg:x="1.9cm" svg:y="18.8cm">
          <text:p text:style-name="P1"><text:span text:style-name="T4">suma += liczba % 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6.9cm" svg:height="1.4cm" svg:x="2.2cm" svg:y="22.2cm">
          <text:p text:style-name="P1"><text:span text:style-name="T4">liczba = int(liczba / 10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8cm" svg:y1="17.3cm" svg:x2="5.65cm" svg:y2="18.8cm" draw:start-shape="id6" draw:start-glue-point="5" draw:end-shape="id7" draw:end-glue-point="0" svg:d="M11800 17300h-6150v1500" svg:viewBox="0 0 6151 1501">
          <text:p text:style-name="P1"><text:span text:style-name="T5">TAK</text:span></text:p>
        </draw:connector>
        <draw:connector draw:style-name="gr7" draw:text-style-name="P7" draw:layer="layout" svg:x1="5.65cm" svg:y1="20.2cm" svg:x2="5.65cm" svg:y2="22.2cm" draw:start-shape="id7" draw:start-glue-point="2" draw:end-shape="id8" draw:end-glue-point="0" svg:d="M5650 20200v2000" svg:viewBox="0 0 1 2001">
          <text:p/>
        </draw:connector>
        <draw:connector draw:style-name="gr7" draw:text-style-name="P7" draw:layer="layout" svg:x1="5.65cm" svg:y1="23.6cm" svg:x2="15.2cm" svg:y2="18.8cm" draw:start-shape="id8" draw:start-glue-point="2" draw:end-shape="id6" draw:end-glue-point="6" svg:d="M5650 23600v541h9550v-5341" svg:viewBox="0 0 9551 5342">
          <text:p/>
        </draw:connector>
        <draw:custom-shape draw:style-name="gr12" draw:text-style-name="P3" xml:id="id9" draw:id="id9" draw:layer="layout" svg:width="7.7cm" svg:height="3.1cm" svg:x="11.7cm" svg:y="24.4cm">
          <text:p text:style-name="P1"><text:span text:style-name="T2">Wypisz su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8" xml:id="id10" draw:id="id10" draw:layer="layout" svg:width="4.1cm" svg:height="1.6cm" svg:x="2.4cm" svg:y="26.6cm">
          <text:p text:style-name="P1"><text:span text:style-name="T5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9" draw:layer="layout" draw:line-skew="0.558cm" svg:x1="18.6cm" svg:y1="17.3cm" svg:x2="15.55cm" svg:y2="24.4cm" draw:start-shape="id6" draw:start-glue-point="7" draw:end-shape="id9" draw:end-glue-point="5" svg:d="M18600 17300h1100v4301h-4150v2799" svg:viewBox="0 0 4151 7101">
          <text:p text:style-name="P1"><text:span text:style-name="T8"><text:tab/></text:span><text:span text:style-name="T8"><text:tab/></text:span><text:span text:style-name="T5">NIE</text:span></text:p>
        </draw:connector>
        <draw:connector draw:style-name="gr7" draw:text-style-name="P7" draw:layer="layout" svg:x1="15.55cm" svg:y1="27.5cm" svg:x2="4.45cm" svg:y2="26.6cm" draw:start-shape="id9" draw:start-glue-point="8" draw:end-shape="id10" draw:end-glue-point="4" svg:d="M15550 27500v542h-6449v-1983h-4651v541" svg:viewBox="0 0 11101 1984">
          <text:p/>
        </draw:connector>
        <draw:custom-shape draw:style-name="gr14" draw:text-style-name="P10" draw:layer="layout" svg:width="7.3cm" svg:height="3.9cm" svg:x="11.2cm" svg:y="2.9cm">
          <text:p text:style-name="P1"><text:span text:style-name="T9">Program sumuje </text:span></text:p>
          <text:p text:style-name="P1"><text:span text:style-name="T9">cyfry liczb </text:span><text:span text:style-name="T9"><text:line-break/></text:span><text:span text:style-name="T9">(minimum dwucyfrowyc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6.05cm" svg:y1="3.66cm" svg:x2="6cm" svg:y2="5cm" draw:start-shape="id11" draw:start-glue-point="8" draw:end-shape="id4" svg:d="M6050 3660l-50 1340" svg:viewBox="0 0 51 13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10:53.513000000</meta:creation-date>
    <dc:date>2018-10-03T22:08:33.585000000</dc:date>
    <meta:editing-duration>PT8M47S</meta:editing-duration>
    <meta:editing-cycles>3</meta:editing-cycles>
    <meta:generator>LibreOffice/5.4.3.2$Windows_X86_64 LibreOffice_project/92a7159f7e4af62137622921e809f8546db437e5</meta:generator>
    <meta:document-statistic meta:object-count="23"/>
  </office:meta>
</office:document-meta>
</file>